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011cm" style:use-optimal-column-width="false" fo:break-before="auto"/>
    </style:style>
    <style:style style:family="table-column" style:name="co3">
      <style:table-column-properties style:column-width="1.667cm" style:use-optimal-column-width="false" fo:break-before="auto"/>
    </style:style>
    <style:style style:family="table-column" style:name="co4">
      <style:table-column-properties style:column-width="2.249cm" style:use-optimal-column-width="false" fo:break-before="auto"/>
    </style:style>
    <style:style style:family="table-column" style:name="co5">
      <style:table-column-properties style:column-width="11.11cm" style:use-optimal-column-width="false" fo:break-before="auto"/>
    </style:style>
    <style:style style:family="table-column" style:name="co6">
      <style:table-column-properties style:column-width="1.799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641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1.244cm" style:use-optimal-column-width="false" fo:break-before="auto"/>
    </style:style>
    <style:style style:family="table-column" style:name="co11">
      <style:table-column-properties style:column-width="1.376cm" style:use-optimal-column-width="false" fo:break-before="auto"/>
    </style:style>
    <style:style style:family="table-column" style:name="co12">
      <style:table-column-properties style:column-width="1.508cm" style:use-optimal-column-width="false" fo:break-before="auto"/>
    </style:style>
    <style:style style:family="table-column" style:name="co13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able-row" style:name="ro132">
      <style:table-row-properties style:row-height="13.45pt" style:use-optimal-row-height="false" fo:break-before="auto"/>
    </style:style>
    <style:style style:family="table-row" style:name="ro133">
      <style:table-row-properties style:row-height="13.45pt" style:use-optimal-row-height="false" fo:break-before="auto"/>
    </style:style>
    <style:style style:family="table-row" style:name="ro134">
      <style:table-row-properties style:row-height="13.45pt" style:use-optimal-row-height="false" fo:break-before="auto"/>
    </style:style>
    <style:style style:family="table-row" style:name="ro135">
      <style:table-row-properties style:row-height="13.45pt" style:use-optimal-row-height="false" fo:break-before="auto"/>
    </style:style>
    <style:style style:family="table-row" style:name="ro136">
      <style:table-row-properties style:row-height="13.45pt" style:use-optimal-row-height="false" fo:break-before="auto"/>
    </style:style>
    <style:style style:family="table-row" style:name="ro137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number-columns-repeated="1016" table:style-name="co9" table:default-cell-style-name="ce5"/>
        <table:table-column table:number-columns-repeated="101" table:style-name="co10" table:default-cell-style-name="ce5"/>
        <table:table-column table:number-columns-repeated="101" table:style-name="co11" table:default-cell-style-name="ce5"/>
        <table:table-column table:style-name="co12" table:default-cell-style-name="ce5"/>
        <table:table-column table:number-columns-repeated="100" table:style-name="co13" table:default-cell-style-name="Default"/>
        <table:table-column table:style-name="co1" table:default-cell-style-name="Default"/>
        <table:table-row table:style-name="ro2">
          <table:table-cell table:style-name="ce6"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7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7" office:value-type="time" office:time-value="PT14H00M00S"/>
          <table:table-cell table:style-name="ce7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7" table:formula="of:=[.C2]-[.B2]" office:value-type="time" office:time-value="PT00H29M59S"/>
          <table:table-cell/>
          <table:table-cell table:formula="of:=SUM([.E$1:.E$1048576])*24" office:value-type="float" office:value="215.45027777777779">
            <text:p>215.45027777777779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7" office:value-type="time" office:time-value="PT15H45M00S"/>
          <table:table-cell table:style-name="ce7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7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7" office:value-type="time" office:time-value="PT16H20M00S"/>
          <table:table-cell table:style-name="ce7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7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7" office:value-type="time" office:time-value="PT15H19M59S"/>
          <table:table-cell table:style-name="ce7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7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7" office:value-type="time" office:time-value="PT16H25M00S"/>
          <table:table-cell table:style-name="ce7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7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7" office:value-type="time" office:time-value="PT17H40M00S"/>
          <table:table-cell table:style-name="ce7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7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7" office:value-type="time" office:time-value="PT10H55M00S"/>
          <table:table-cell table:style-name="ce7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7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7" office:value-type="time" office:time-value="PT15H30M00S"/>
          <table:table-cell table:style-name="ce7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7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7" office:value-type="time" office:time-value="PT15H00M00S"/>
          <table:table-cell table:style-name="ce7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7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7" office:value-type="time" office:time-value="PT13H55M00S"/>
          <table:table-cell table:style-name="ce7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7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7" office:value-type="time" office:time-value="PT19H20M00S"/>
          <table:table-cell table:style-name="ce7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7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7" office:value-type="time" office:time-value="PT16H49M59S"/>
          <table:table-cell table:style-name="ce7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7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7" office:value-type="time" office:time-value="PT15H30M00S"/>
          <table:table-cell table:style-name="ce7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7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7" office:value-type="time" office:time-value="PT14H10M00S"/>
          <table:table-cell table:style-name="ce7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7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7" office:value-type="time" office:time-value="PT17H10M00S"/>
          <table:table-cell table:style-name="ce7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7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7" office:value-type="time" office:time-value="PT20H20M00S"/>
          <table:table-cell table:style-name="ce7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7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7" office:value-type="time" office:time-value="PT11H00M00S"/>
          <table:table-cell table:style-name="ce7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7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7" office:value-type="time" office:time-value="PT10H25M00S"/>
          <table:table-cell table:style-name="ce7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7" table:formula="of:=[.C19]-[.B19]" office:value-type="time" office:time-value="PT03H30M00S"/>
          <table:table-cell table:style-name="ce7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7" office:value-type="time" office:time-value="PT11H40M00S"/>
          <table:table-cell table:style-name="ce7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7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7" office:value-type="time" office:time-value="PT11H00M00S"/>
          <table:table-cell table:style-name="ce7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7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7" office:value-type="time" office:time-value="PT12H30M00S"/>
          <table:table-cell table:style-name="ce7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7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7" office:value-type="time" office:time-value="PT16H00M00S"/>
          <table:table-cell table:style-name="ce7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7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7" office:value-type="time" office:time-value="PT14H45M00S"/>
          <table:table-cell table:style-name="ce7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7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7" office:value-type="time" office:time-value="PT16H00M00S"/>
          <table:table-cell table:style-name="ce7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7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7" office:value-type="time" office:time-value="PT20H15M00S"/>
          <table:table-cell table:style-name="ce7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7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7" office:value-type="time" office:time-value="PT14H30M00S"/>
          <table:table-cell table:style-name="ce7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7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7" office:value-type="time" office:time-value="PT13H45M00S"/>
          <table:table-cell table:style-name="ce7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7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7" office:value-type="time" office:time-value="PT19H50M00S"/>
          <table:table-cell table:style-name="ce7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7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7" office:value-type="time" office:time-value="PT17H10M00S"/>
          <table:table-cell table:style-name="ce7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7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7" office:value-type="time" office:time-value="PT13H30M00S"/>
          <table:table-cell table:style-name="ce7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7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7" office:value-type="time" office:time-value="PT16H20M00S"/>
          <table:table-cell table:style-name="ce7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7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7" office:value-type="time" office:time-value="PT18H45M00S"/>
          <table:table-cell table:style-name="ce7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7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7" office:value-type="time" office:time-value="PT18H35M00S"/>
          <table:table-cell table:style-name="ce7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7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7" office:value-type="time" office:time-value="PT18H00M00S"/>
          <table:table-cell table:style-name="ce7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7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7" office:value-type="time" office:time-value="PT19H20M00S"/>
          <table:table-cell table:style-name="ce7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7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7" office:value-type="time" office:time-value="PT18H45M00S"/>
          <table:table-cell table:style-name="ce7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7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7" office:value-type="time" office:time-value="PT21H30M00S"/>
          <table:table-cell table:style-name="ce7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7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7" office:value-type="time" office:time-value="PT19H20M00S"/>
          <table:table-cell table:style-name="ce7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7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7" office:value-type="time" office:time-value="PT19H50M00S"/>
          <table:table-cell table:style-name="ce7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7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7" office:value-type="time" office:time-value="PT20H40M00S"/>
          <table:table-cell table:style-name="ce7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7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7" office:value-type="time" office:time-value="PT14H05M00S"/>
          <table:table-cell table:style-name="ce7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7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7" office:value-type="time" office:time-value="PT16H49M59S"/>
          <table:table-cell table:style-name="ce7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7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7" office:value-type="time" office:time-value="PT17H40M00S"/>
          <table:table-cell table:style-name="ce7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7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7" office:value-type="time" office:time-value="PT22H14M00S"/>
          <table:table-cell table:style-name="ce7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7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7" office:value-type="time" office:time-value="PT18H49M00S"/>
          <table:table-cell table:style-name="ce7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7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7" office:value-type="time" office:time-value="PT18H15M00S"/>
          <table:table-cell table:style-name="ce7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7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7" office:value-type="time" office:time-value="PT21H00M00S"/>
          <table:table-cell table:style-name="ce7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7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7" office:value-type="time" office:time-value="PT21H20M00S"/>
          <table:table-cell table:style-name="ce7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7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7" office:value-type="time" office:time-value="PT00H30M00S"/>
          <table:table-cell table:style-name="ce7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7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7" office:value-type="time" office:time-value="PT18H10M00S"/>
          <table:table-cell table:style-name="ce7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7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7" office:value-type="time" office:time-value="PT21H00M00S"/>
          <table:table-cell table:style-name="ce7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7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7" office:value-type="time" office:time-value="PT00H30M00S"/>
          <table:table-cell table:style-name="ce7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7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7" office:value-type="time" office:time-value="PT21H05M00S"/>
          <table:table-cell table:style-name="ce7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7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7" office:value-type="time" office:time-value="PT10H10M00S"/>
          <table:table-cell table:style-name="ce7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7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7" office:value-type="time" office:time-value="PT10H55M00S"/>
          <table:table-cell table:style-name="ce7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7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7" office:value-type="time" office:time-value="PT12H40M00S"/>
          <table:table-cell table:style-name="ce7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7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7" office:value-type="time" office:time-value="PT15H46M00S"/>
          <table:table-cell table:style-name="ce7" office:value-type="time" office:time-value="PT17H40M00S"/>
          <table:table-cell office:value-type="string">
            <text:p><text:span text:style-name="T61">Ads CUD</text:span></text:p>
          </table:table-cell>
          <table:table-cell table:style-name="ce7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7" office:value-type="time" office:time-value="PT16H40M00S"/>
          <table:table-cell table:style-name="ce7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7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7" office:value-type="time" office:time-value="PT20H50M00S"/>
          <table:table-cell table:style-name="ce7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7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7" office:value-type="time" office:time-value="PT22H15M00S"/>
          <table:table-cell table:style-name="ce7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7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7" office:value-type="time" office:time-value="PT01H50M00S"/>
          <table:table-cell table:style-name="ce7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7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7" office:value-type="time" office:time-value="PT19H30M00S"/>
          <table:table-cell table:style-name="ce7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7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7" office:value-type="time" office:time-value="PT00H00M00S"/>
          <table:table-cell table:style-name="ce7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7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7" office:value-type="time" office:time-value="PT03H00M00S"/>
          <table:table-cell table:style-name="ce7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7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7" office:value-type="time" office:time-value="PT11H55M00S"/>
          <table:table-cell table:style-name="ce7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7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7" office:value-type="time" office:time-value="PT12H45M00S"/>
          <table:table-cell table:style-name="ce7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7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7" office:value-type="time" office:time-value="PT18H42M00S"/>
          <table:table-cell table:style-name="ce7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7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7" office:value-type="time" office:time-value="PT16H55M00S"/>
          <table:table-cell table:style-name="ce7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7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7" office:value-type="time" office:time-value="PT01H15M00S"/>
          <table:table-cell table:style-name="ce7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7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7" office:value-type="time" office:time-value="PT01H54M59S"/>
          <table:table-cell table:style-name="ce7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7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7" office:value-type="time" office:time-value="PT02H20M00S"/>
          <table:table-cell table:style-name="ce7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7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7" office:value-type="time" office:time-value="PT04H05M00S"/>
          <table:table-cell table:style-name="ce7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7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7" office:value-type="time" office:time-value="PT20H50M00S"/>
          <table:table-cell table:style-name="ce7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7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7" office:value-type="time" office:time-value="PT18H19M59S"/>
          <table:table-cell table:style-name="ce7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7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7" office:value-type="time" office:time-value="PT19H40M00S"/>
          <table:table-cell table:style-name="ce7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7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7" office:value-type="time" office:time-value="PT17H50M00S"/>
          <table:table-cell table:style-name="ce7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7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7" office:value-type="time" office:time-value="PT18H40M00S"/>
          <table:table-cell table:style-name="ce7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7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7" office:value-type="time" office:time-value="PT17H00M00S"/>
          <table:table-cell table:style-name="ce7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7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7" office:value-type="time" office:time-value="PT18H40M00S"/>
          <table:table-cell table:style-name="ce7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7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7" office:value-type="time" office:time-value="PT15H40M00S"/>
          <table:table-cell table:style-name="ce7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7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7" office:value-type="time" office:time-value="PT17H20M00S"/>
          <table:table-cell table:style-name="ce7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7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7" office:value-type="time" office:time-value="PT19H20M00S"/>
          <table:table-cell table:style-name="ce7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7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7" office:value-type="time" office:time-value="PT20H30M00S"/>
          <table:table-cell table:style-name="ce7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7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7" office:value-type="time" office:time-value="PT15H19M59S"/>
          <table:table-cell table:style-name="ce7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7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7" office:value-type="time" office:time-value="PT18H50M00S"/>
          <table:table-cell table:style-name="ce7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7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7" office:value-type="time" office:time-value="PT20H50M00S"/>
          <table:table-cell table:style-name="ce7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7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7" office:value-type="time" office:time-value="PT21H40M00S"/>
          <table:table-cell table:style-name="ce7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7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7" office:value-type="time" office:time-value="PT11H35M00S"/>
          <table:table-cell table:style-name="ce7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7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7" office:value-type="time" office:time-value="PT13H49M59S"/>
          <table:table-cell table:style-name="ce7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7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7" office:value-type="time" office:time-value="PT15H50M00S"/>
          <table:table-cell table:style-name="ce7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7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7" office:value-type="time" office:time-value="PT21H20M00S"/>
          <table:table-cell table:style-name="ce7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7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7" office:value-type="time" office:time-value="PT14H30M00S"/>
          <table:table-cell table:style-name="ce7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7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7" office:value-type="time" office:time-value="PT17H50M00S"/>
          <table:table-cell table:style-name="ce7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7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7" office:value-type="time" office:time-value="PT21H00M00S"/>
          <table:table-cell table:style-name="ce7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7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7" office:value-type="time" office:time-value="PT18H30M00S"/>
          <table:table-cell table:style-name="ce7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7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7" office:value-type="time" office:time-value="PT15H30M00S"/>
          <table:table-cell table:style-name="ce7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7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7" office:value-type="time" office:time-value="PT17H25M00S"/>
          <table:table-cell table:style-name="ce7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7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7" office:value-type="time" office:time-value="PT20H20M00S"/>
          <table:table-cell table:style-name="ce7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7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7" office:value-type="time" office:time-value="PT12H00M00S"/>
          <table:table-cell table:style-name="ce7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7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7" office:value-type="time" office:time-value="PT13H55M00S"/>
          <table:table-cell table:style-name="ce7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7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7" office:value-type="time" office:time-value="PT23H00M00S"/>
          <table:table-cell table:style-name="ce7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7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7" office:value-type="time" office:time-value="PT01H30M00S"/>
          <table:table-cell table:style-name="ce7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7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7" office:value-type="time" office:time-value="PT13H10M00S"/>
          <table:table-cell table:style-name="ce7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7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7" office:value-type="time" office:time-value="PT01H00M00S"/>
          <table:table-cell table:style-name="ce7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7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7" office:value-type="time" office:time-value="PT15H19M59S"/>
          <table:table-cell table:style-name="ce7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7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7" office:value-type="time" office:time-value="PT20H25M00S"/>
          <table:table-cell table:style-name="ce7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7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7" office:value-type="time" office:time-value="PT00H00M00S"/>
          <table:table-cell table:style-name="ce7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7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7" office:value-type="time" office:time-value="PT01H10M00S"/>
          <table:table-cell table:style-name="ce7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7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7" office:value-type="time" office:time-value="PT01H20M00S"/>
          <table:table-cell table:style-name="ce7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7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7" office:value-type="time" office:time-value="PT13H55M00S"/>
          <table:table-cell table:style-name="ce7" office:value-type="time" office:time-value="PT17H40M00S"/>
          <table:table-cell office:value-type="string">
            <text:p><text:span text:style-name="T114">Fix bugs</text:span></text:p>
          </table:table-cell>
          <table:table-cell table:style-name="ce7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7" office:value-type="time" office:time-value="PT21H10M00S"/>
          <table:table-cell table:style-name="ce7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7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7" office:value-type="time" office:time-value="PT21H40M00S"/>
          <table:table-cell table:style-name="ce7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7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7" office:value-type="time" office:time-value="PT12H00M00S"/>
          <table:table-cell table:style-name="ce7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7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7" office:value-type="time" office:time-value="PT15H50M00S"/>
          <table:table-cell table:style-name="ce7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7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7" office:value-type="time" office:time-value="PT20H05M00S"/>
          <table:table-cell table:style-name="ce7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7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7" office:value-type="time" office:time-value="PT12H19M59S"/>
          <table:table-cell table:style-name="ce7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7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7" office:value-type="time" office:time-value="PT15H00M00S"/>
          <table:table-cell table:style-name="ce7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7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7" office:value-type="time" office:time-value="PT19H30M00S"/>
          <table:table-cell table:style-name="ce7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7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7" office:value-type="time" office:time-value="PT22H30M00S"/>
          <table:table-cell table:style-name="ce7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7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7" office:value-type="time" office:time-value="PT08H30M00S"/>
          <table:table-cell table:style-name="ce7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7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7" office:value-type="time" office:time-value="PT11H30M00S"/>
          <table:table-cell table:style-name="ce7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7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7" office:value-type="time" office:time-value="PT15H40M00S"/>
          <table:table-cell table:style-name="ce7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7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7" office:value-type="time" office:time-value="PT19H10M00S"/>
          <table:table-cell table:style-name="ce7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7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7" office:value-type="time" office:time-value="PT16H15M00S"/>
          <table:table-cell table:style-name="ce7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7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7" office:value-type="time" office:time-value="PT21H20M00S"/>
          <table:table-cell table:style-name="ce7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7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7" office:value-type="time" office:time-value="PT15H30M00S"/>
          <table:table-cell table:style-name="ce7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7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7" office:value-type="time" office:time-value="PT10H00M00S"/>
          <table:table-cell table:style-name="ce7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7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7" office:value-type="time" office:time-value="PT11H20M00S"/>
          <table:table-cell table:style-name="ce7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7" table:formula="of:=[.C129]-[.B129]" office:value-type="time" office:time-value="PT00H20M00S"/>
          <table:table-cell table:number-columns-repeated="1024"/>
        </table:table-row>
        <table:table-row table:style-name="ro131">
          <table:table-cell office:value-type="date" office:date-value="2022-09-09"/>
          <table:table-cell table:style-name="ce8" office:value-type="time" office:time-value="PT12H40M00S"/>
          <table:table-cell table:style-name="ce8" office:value-type="time" office:time-value="PT14H10M00S"/>
          <table:table-cell office:value-type="string">
            <text:p>Alterações visuais e correções de bug</text:p>
          </table:table-cell>
          <table:table-cell table:style-name="ce7" table:formula="of:=[.C130]-[.B130]" office:value-type="time" office:time-value="PT01H30M00S"/>
          <table:table-cell table:number-columns-repeated="1024"/>
        </table:table-row>
        <table:table-row table:style-name="ro132">
          <table:table-cell office:value-type="date" office:date-value="2022-09-09"/>
          <table:table-cell table:style-name="ce8" office:value-type="time" office:time-value="PT15H30M00S"/>
          <table:table-cell table:style-name="ce8" office:value-type="time" office:time-value="PT17H30M00S"/>
          <table:table-cell office:value-type="string">
            <text:p>Formulário de horários de torneio</text:p>
          </table:table-cell>
          <table:table-cell table:style-name="ce7" table:formula="of:=[.C131]-[.B131]" office:value-type="time" office:time-value="PT01H59M59S"/>
          <table:table-cell table:number-columns-repeated="1024"/>
        </table:table-row>
        <table:table-row table:style-name="ro133">
          <table:table-cell table:number-columns-repeated="4"/>
          <table:table-cell table:style-name="ce7" table:formula="of:=[.C132]-[.B132]" office:value-type="time" office:time-value="PT00H00M00S"/>
          <table:table-cell table:number-columns-repeated="1024"/>
        </table:table-row>
        <table:table-row table:style-name="ro134">
          <table:table-cell table:number-columns-repeated="4"/>
          <table:table-cell table:style-name="ce7" table:formula="of:=[.C133]-[.B133]" office:value-type="time" office:time-value="PT00H00M00S"/>
          <table:table-cell table:number-columns-repeated="1024"/>
        </table:table-row>
        <table:table-row table:style-name="ro135">
          <table:table-cell table:number-columns-repeated="4"/>
          <table:table-cell table:style-name="ce7"/>
          <table:table-cell table:number-columns-repeated="1024"/>
        </table:table-row>
        <table:table-row table:style-name="ro136">
          <table:table-cell table:number-columns-repeated="4"/>
          <table:table-cell table:style-name="ce7"/>
          <table:table-cell table:number-columns-repeated="1024"/>
        </table:table-row>
        <table:table-row table:style-name="ro1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short"/>
      <number:text>-</number:text>
      <number:month number:textual="true" number:style="short"/>
      <number:text>-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time-style style:name="NF10004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71.43cm" fo:min-height="71.43cm"/>
      </style:header-style>
      <style:footer-style>
        <style:header-footer-properties svg:height="71.43cm" fo:min-height="71.43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